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adrão_5f_1" style:list-style-name="L2">
      <style:graphic-properties draw:stroke="none" svg:stroke-width="0cm" draw:fill="none" draw:textarea-vertical-align="middle" draw:auto-grow-height="false" draw:fit-to-size="false" style:shrink-to-fit="false" fo:min-height="6.865cm" fo:min-width="16.595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Padrão_5f_1" style:list-style-name="L3">
      <style:graphic-properties draw:stroke="none" svg:stroke-width="0cm" draw:fill="none" draw:textarea-vertical-align="middle" draw:auto-grow-height="false" draw:fit-to-size="false" style:shrink-to-fit="false" fo:min-height="3.333cm" fo:min-width="24.106cm" fo:padding-top="0cm" fo:padding-bottom="0cm" fo:padding-left="0cm" fo:padding-right="0cm" fo:wrap-option="wrap"/>
    </style:style>
    <style:style style:name="gr4" style:family="graphic" style:parent-style-name="Padrão_5f_1" style:list-style-name="L4">
      <style:graphic-properties draw:stroke="none" svg:stroke-width="0cm" draw:fill="none" draw:textarea-vertical-align="middle" draw:auto-grow-height="false" draw:fit-to-size="shrink-to-fit" style:shrink-to-fit="true" fo:min-height="12.371cm" fo:min-width="24.106cm" fo:padding-top="0cm" fo:padding-bottom="0cm" fo:padding-left="0cm" fo:padding-right="0cm" fo:wrap-option="wrap"/>
    </style:style>
    <style:style style:name="gr5" style:family="graphic" style:parent-style-name="Padrão_5f_1" style:list-style-name="L4">
      <style:graphic-properties draw:stroke="none" svg:stroke-width="0cm" draw:fill="none" draw:textarea-vertical-align="middle" draw:auto-grow-height="false" draw:fit-to-size="shrink-to-fit" style:shrink-to-fit="true" fo:min-height="12.371cm" fo:min-width="24.106cm" fo:padding-top="0cm" fo:padding-bottom="0cm" fo:padding-left="0cm" fo:padding-right="0cm" fo:wrap-option="wrap"/>
    </style:style>
    <style:style style:name="gr6" style:family="graphic" style:parent-style-name="Padrão_5f_1" style:list-style-name="L3">
      <style:graphic-properties draw:stroke="none" svg:stroke-width="0cm" draw:fill="none" draw:textarea-vertical-align="middle" draw:auto-grow-height="false" draw:fit-to-size="false" style:shrink-to-fit="false" fo:min-height="3.333cm" fo:min-width="24.106cm" fo:padding-top="0cm" fo:padding-bottom="0cm" fo:padding-left="0cm" fo:padding-right="0cm" fo:wrap-option="wrap"/>
    </style:style>
    <style:style style:name="gr7" style:family="graphic" style:parent-style-name="Padrão_5f_1" style:list-style-name="L4">
      <style:graphic-properties draw:stroke="none" svg:stroke-width="0cm" draw:fill="none" draw:textarea-vertical-align="middle" draw:auto-grow-height="false" draw:fit-to-size="shrink-to-fit" style:shrink-to-fit="true" fo:min-height="12.371cm" fo:min-width="24.106cm" fo:padding-top="0cm" fo:padding-bottom="0cm" fo:padding-left="0cm" fo:padding-right="0cm" fo:wrap-option="wrap"/>
    </style:style>
    <style:style style:name="gr8" style:family="graphic" style:parent-style-name="Padrão_5f_1" style:list-style-name="L4">
      <style:graphic-properties draw:stroke="none" svg:stroke-width="0cm" draw:fill="none" draw:textarea-vertical-align="middle" draw:auto-grow-height="false" draw:fit-to-size="shrink-to-fit" style:shrink-to-fit="true" fo:min-height="12.371cm" fo:min-width="24.106cm" fo:padding-top="0cm" fo:padding-bottom="0cm" fo:padding-left="0cm" fo:padding-right="0cm" fo:wrap-option="wrap"/>
    </style:style>
    <style:style style:name="gr9" style:family="graphic" style:parent-style-name="Padrão_5f_1" style:list-style-name="L3">
      <style:graphic-properties draw:stroke="none" svg:stroke-width="0cm" draw:fill="none" draw:textarea-vertical-align="middle" draw:auto-grow-height="false" draw:fit-to-size="false" style:shrink-to-fit="false" fo:min-height="3.333cm" fo:min-width="24.106cm" fo:padding-top="0cm" fo:padding-bottom="0cm" fo:padding-left="0cm" fo:padding-right="0cm" fo:wrap-option="wrap"/>
    </style:style>
    <style:style style:name="gr10" style:family="graphic" style:parent-style-name="Padrão_5f_1" style:list-style-name="L4">
      <style:graphic-properties draw:stroke="none" svg:stroke-width="0cm" draw:fill="none" draw:textarea-vertical-align="middle" draw:auto-grow-height="false" draw:fit-to-size="shrink-to-fit" style:shrink-to-fit="true" fo:min-height="12.371cm" fo:min-width="24.106cm" fo:padding-top="0cm" fo:padding-bottom="0cm" fo:padding-left="0cm" fo:padding-right="0cm" fo:wrap-option="wrap"/>
    </style:style>
    <style:style style:name="gr11" style:family="graphic" style:parent-style-name="Padrão_5f_1" style:list-style-name="L4">
      <style:graphic-properties draw:stroke="none" svg:stroke-width="0cm" draw:fill="none" draw:textarea-vertical-align="middle" draw:auto-grow-height="false" draw:fit-to-size="shrink-to-fit" style:shrink-to-fit="true" fo:min-height="12.371cm" fo:min-width="24.106cm" fo:padding-top="0cm" fo:padding-bottom="0cm" fo:padding-left="0cm" fo:padding-right="0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333cm" fo:min-width="24.106cm" fo:padding-top="0cm" fo:padding-bottom="0cm" fo:padding-left="0cm" fo:padding-right="0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middle" draw:auto-grow-height="false" draw:fit-to-size="shrink-to-fit" style:shrink-to-fit="true" fo:min-height="12.371cm" fo:min-width="24.106cm" fo:padding-top="0cm" fo:padding-bottom="0cm" fo:padding-left="0cm" fo:padding-right="0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middle" draw:auto-grow-height="false" draw:fit-to-size="shrink-to-fit" style:shrink-to-fit="true" fo:min-height="12.371cm" fo:min-width="24.106cm" fo:padding-top="0cm" fo:padding-bottom="0cm" fo:padding-left="0cm" fo:padding-right="0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333cm" fo:min-width="24.106cm" fo:padding-top="0cm" fo:padding-bottom="0cm" fo:padding-left="0cm" fo:padding-right="0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middle" draw:auto-grow-height="false" draw:fit-to-size="shrink-to-fit" style:shrink-to-fit="true" fo:min-height="12.371cm" fo:min-width="24.106cm" fo:padding-top="0cm" fo:padding-bottom="0cm" fo:padding-left="0cm" fo:padding-right="0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middle" draw:auto-grow-height="false" draw:fit-to-size="shrink-to-fit" style:shrink-to-fit="true" fo:min-height="12.371cm" fo:min-width="24.106cm" fo:padding-top="0cm" fo:padding-bottom="0cm" fo:padding-left="0cm" fo:padding-right="0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333cm" fo:min-width="24.106cm" fo:padding-top="0cm" fo:padding-bottom="0cm" fo:padding-left="0cm" fo:padding-right="0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middle" draw:auto-grow-height="false" draw:fit-to-size="shrink-to-fit" style:shrink-to-fit="true" fo:min-height="12.371cm" fo:min-width="24.106cm" fo:padding-top="0cm" fo:padding-bottom="0cm" fo:padding-left="0cm" fo:padding-right="0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middle" draw:auto-grow-height="false" draw:fit-to-size="shrink-to-fit" style:shrink-to-fit="true" fo:min-height="12.371cm" fo:min-width="24.106cm" fo:padding-top="0cm" fo:padding-bottom="0cm" fo:padding-left="0cm" fo:padding-right="0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333cm" fo:min-width="24.106cm" fo:padding-top="0cm" fo:padding-bottom="0cm" fo:padding-left="0cm" fo:padding-right="0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middle" draw:auto-grow-height="false" draw:fit-to-size="shrink-to-fit" style:shrink-to-fit="true" fo:min-height="12.371cm" fo:min-width="24.106cm" fo:padding-top="0cm" fo:padding-bottom="0cm" fo:padding-left="0cm" fo:padding-right="0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middle" draw:auto-grow-height="false" draw:fit-to-size="shrink-to-fit" style:shrink-to-fit="true" fo:min-height="12.371cm" fo:min-width="24.106cm" fo:padding-top="0cm" fo:padding-bottom="0cm" fo:padding-left="0cm" fo:padding-right="0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333cm" fo:min-width="24.106cm" fo:padding-top="0cm" fo:padding-bottom="0cm" fo:padding-left="0cm" fo:padding-right="0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middle" draw:auto-grow-height="false" draw:fit-to-size="shrink-to-fit" style:shrink-to-fit="true" fo:min-height="12.371cm" fo:min-width="24.106cm" fo:padding-top="0cm" fo:padding-bottom="0cm" fo:padding-left="0cm" fo:padding-right="0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333cm" fo:min-width="24.106cm" fo:padding-top="0cm" fo:padding-bottom="0cm" fo:padding-left="0cm" fo:padding-right="0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middle" draw:auto-grow-height="false" draw:fit-to-size="shrink-to-fit" style:shrink-to-fit="true" fo:min-height="12.371cm" fo:min-width="24.106cm" fo:padding-top="0cm" fo:padding-bottom="0cm" fo:padding-left="0cm" fo:padding-right="0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333cm" fo:min-width="24.106cm" fo:padding-top="0cm" fo:padding-bottom="0cm" fo:padding-left="0cm" fo:padding-right="0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middle" draw:auto-grow-height="false" draw:fit-to-size="shrink-to-fit" style:shrink-to-fit="true" fo:min-height="12.371cm" fo:min-width="24.106cm" fo:padding-top="0cm" fo:padding-bottom="0cm" fo:padding-left="0cm" fo:padding-right="0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middle" draw:auto-grow-height="false" draw:fit-to-size="shrink-to-fit" style:shrink-to-fit="true" fo:min-height="12.371cm" fo:min-width="24.106cm" fo:padding-top="0cm" fo:padding-bottom="0cm" fo:padding-left="0cm" fo:padding-right="0cm" fo:wrap-option="wrap"/>
    </style:style>
    <style:style style:name="pr1" style:family="presentation" style:parent-style-name="Focus2-notes">
      <style:graphic-properties draw:fill-color="#ffffff" draw:auto-grow-height="true" fo:min-height="12.572cm"/>
    </style:style>
    <style:style style:name="pr2" style:family="presentation" style:parent-style-name="Focus3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-color="#ffffff"/>
      <style:text-properties fo:font-size="18.7999992370605pt"/>
    </style:style>
    <style:style style:name="P4" style:family="paragraph">
      <style:paragraph-properties fo:margin-top="0cm" fo:margin-bottom="0.5cm" fo:line-height="100%" fo:text-align="justify"/>
    </style:style>
    <style:style style:name="P5" style:family="paragraph">
      <loext:graphic-properties draw:fill="none"/>
      <style:paragraph-properties fo:margin-top="0cm" fo:margin-bottom="0.5cm" fo:line-height="100%" fo:text-align="justify" style:font-independent-line-spacing="true"/>
      <style:text-properties fo:font-size="18pt"/>
    </style:style>
    <style:style style:name="P6" style:family="paragraph">
      <style:paragraph-properties fo:margin-top="0cm" fo:margin-bottom="0.5cm" fo:line-height="100%"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ejaVu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ejaVu San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DejaVu Sans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DejaVu San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DejaVu San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DejaVu Sans3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DejaVu San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11">
        <office:forms form:automatic-focus="false" form:apply-design-mode="false"/>
        <draw:custom-shape draw:name="TextShape 1" draw:style-name="gr1" draw:text-style-name="P2" draw:layer="layout" svg:width="16.594cm" svg:height="6.864cm" svg:x="6.003cm" svg:y="6.801cm">
          <text:p text:style-name="P1"><text:span text:style-name="T1">Comunicação e Expressão</text:span></text:p>
          <text:p text:style-name="P1"><text:span text:style-name="T1"/></text:p>
          <text:p text:style-name="P1"><text:span text:style-name="T2">Glossário</text:span></text:p>
          <text:p text:style-name="P1"><text:span text:style-name="T2"/></text:p>
          <text:p text:style-name="P1"><text:span text:style-name="T2">15 de Novembro - Lima Barr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1">
        <office:forms form:automatic-focus="false" form:apply-design-mode="false"/>
        <draw:custom-shape draw:name="TextShape 1" draw:style-name="gr3" draw:text-style-name="P2" draw:layer="layout" svg:width="24.105cm" svg:height="3.332cm" svg:x="1.945cm" svg:y="5.239cm">
          <text:p text:style-name="P1"><text:span text:style-name="T3">Panegíric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5" draw:layer="layout" svg:width="24.105cm" svg:height="12.37cm" svg:x="1.945cm" svg:y="5.114cm">
          <text:p text:style-name="P4"><text:span text:style-name="T4">substantivo masculino</text:span></text:p>
          <text:p text:style-name="P4"><text:span text:style-name="T4">1. discurso público em louvor a alguém ou a um ser abstrato.</text:span></text:p>
          <text:p text:style-name="P4"><text:span text:style-name="T4">2. elogio solene.</text:span></text:p>
          <text:p text:style-name="P4"><text:span text:style-name="T4">3. que louva, que contém louvor; elogioso, laudatóri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1">
        <office:forms form:automatic-focus="false" form:apply-design-mode="false"/>
        <draw:custom-shape draw:name="TextShape 1" draw:style-name="gr5" draw:text-style-name="P5" draw:layer="layout" svg:width="24.105cm" svg:height="12.37cm" svg:x="1.945cm" svg:y="5.114cm">
          <text:p text:style-name="P4"><text:span text:style-name="T5">No contexto na frase “Embora eu não a julgue com o entusiasmo de panegírico dos jornais” usa-se no sentido de elogio exagerado que os jornais usam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1">
        <office:forms form:automatic-focus="false" form:apply-design-mode="false"/>
        <draw:custom-shape draw:name="TextShape 1" draw:style-name="gr6" draw:text-style-name="P2" draw:layer="layout" svg:width="24.105cm" svg:height="3.332cm" svg:x="1.945cm" svg:y="2.239cm">
          <text:p text:style-name="P1"><text:span text:style-name="T3">Pragmática - </text:span><text:span text:style-name="T6">(pragmatism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5" draw:layer="layout" svg:width="24.105cm" svg:height="12.37cm" svg:x="1.945cm" svg:y="5.114cm">
          <text:p text:style-name="P4"><text:span text:style-name="T4">adjetivo</text:span></text:p>
          <text:p text:style-name="P4"><text:span text:style-name="T4">1. que contém considerações de ordem prática; prático, realista, objetivo.</text:span></text:p>
          <text:p text:style-name="P4"><text:span text:style-name="T4">2. relativo, pertencente ou pertinente ao pragmatismo.</text:span></text:p>
          <text:p text:style-name="P4"><text:span text:style-name="T4"/></text:p>
          <text:p text:style-name="P4"><text:span text:style-name="T4">PRAGMATISMO</text:span></text:p>
          <text:p text:style-name="P4"><text:span text:style-name="T4">substantivo masculino</text:span></text:p>
          <text:p text:style-name="P4"><text:span text:style-name="T4">1. corrente de ideias que prega que a validade de uma doutrina é determinada pelo seu bom êxito prático [É esp. aplicado ao movimento filosófico norte-americano baseado em ideias de Charles Sanders Peirce 1839-1914e William James 1842-1910.].</text:span></text:p>
          <text:p text:style-name="P4"><text:span text:style-name="T4"/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1">
        <office:forms form:automatic-focus="false" form:apply-design-mode="false"/>
        <draw:custom-shape draw:name="TextShape 1" draw:style-name="gr8" draw:text-style-name="P5" draw:layer="layout" svg:width="24.105cm" svg:height="12.37cm" svg:x="1.945cm" svg:y="5.114cm">
          <text:p text:style-name="P4"><text:span text:style-name="T7">O Pragmatismo aborda o conceito de que o sentido de tudo está na utilidade, ou efeito prátic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1">
        <office:forms form:automatic-focus="false" form:apply-design-mode="false"/>
        <draw:custom-shape draw:name="TextShape 1" draw:style-name="gr9" draw:text-style-name="P2" draw:layer="layout" svg:width="24.105cm" svg:height="3.332cm" svg:x="1.945cm" svg:y="5.239cm">
          <text:p text:style-name="P1"><text:span text:style-name="T3">Pitorescas - (pitoresc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5" draw:layer="layout" svg:width="24.105cm" svg:height="12.37cm" svg:x="1.945cm" svg:y="5.114cm">
          <text:p text:style-name="P4"><text:span text:style-name="T4">adjetivo</text:span></text:p>
          <text:p text:style-name="P4"><text:span text:style-name="T4">1. m.q. PICTÓRICO.</text:span></text:p>
          <text:p text:style-name="P4"><text:span text:style-name="T4">2. que é digno de ser pintado.</text:span></text:p>
          <text:p text:style-name="P4"><text:span text:style-name="T4">3. que diverte; recreativo.</text:span></text:p>
          <text:p text:style-name="P4"><text:span text:style-name="T4">4. que é original de modo gracioso, envolvente, fascina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1">
        <office:forms form:automatic-focus="false" form:apply-design-mode="false"/>
        <draw:custom-shape draw:name="TextShape 1" draw:style-name="gr11" draw:text-style-name="P5" draw:layer="layout" svg:width="24.105cm" svg:height="12.37cm" svg:x="1.945cm" svg:y="5.114cm">
          <text:p text:style-name="P4"><text:span text:style-name="T4">Seu sentido no texto é de informar cidade como inusitada, afirmando a suas particularidades e unicidade sobre a sua paisagem, tais como a forma da favel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1">
        <office:forms form:automatic-focus="false" form:apply-design-mode="false"/>
        <draw:custom-shape draw:name="TextShape 1" draw:style-name="gr12" draw:text-style-name="P2" draw:layer="layout" svg:width="24.105cm" svg:height="3.332cm" svg:x="1.945cm" svg:y="5.239cm">
          <text:p text:style-name="P1"><text:span text:style-name="T3">Parven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5" draw:layer="layout" svg:width="24.105cm" svg:height="12.37cm" svg:x="1.945cm" svg:y="5.114cm">
          <text:p text:style-name="P4"><text:span text:style-name="T4">substantivo masculino</text:span></text:p>
          <text:p text:style-name="P4"><text:span text:style-name="T4">1. pessoa que atingiu súbita ou recentemente riqueza e/ou posição social de proeminência, sem no entanto ter adquirido os modos convencionais adequad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1">
        <office:forms form:automatic-focus="false" form:apply-design-mode="false"/>
        <draw:custom-shape draw:name="TextShape 1" draw:style-name="gr14" draw:text-style-name="P5" draw:layer="layout" svg:width="24.105cm" svg:height="12.37cm" svg:x="1.945cm" svg:y="5.114cm">
          <text:p text:style-name="P4"><text:span text:style-name="T4">Uma expressão de origem francesa, que se refere a uma classe sócio econômica melhor que ascendeu ‘alternativamente’. No contexto traz provavelmente o sentido de corrupção para obter luxo e statu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1">
        <office:forms form:automatic-focus="false" form:apply-design-mode="false"/>
        <draw:custom-shape draw:name="TextShape 1" draw:style-name="gr15" draw:text-style-name="P2" draw:layer="layout" svg:width="24.105cm" svg:height="3.332cm" svg:x="1.945cm" svg:y="3.467cm">
          <text:p text:style-name="P1"><text:span text:style-name="T3">Repousso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5" draw:layer="layout" svg:width="24.105cm" svg:height="12.37cm" svg:x="1.945cm" svg:y="5.014cm">
          <text:p text:style-name="P4"><text:span text:style-name="T4">substantivo masculino</text:span></text:p>
          <text:p text:style-name="P4"><text:span text:style-name="T4">1. punção de arrombar, cavilha para fazer sair outra</text:span></text:p>
          <text:p text:style-name="P4"><text:span text:style-name="T4">2. (ourives) cinzel</text:span></text:p>
          <text:p text:style-name="P4"><text:span text:style-name="T4">3. (calafate) repuxo</text:span></text:p>
          <text:p text:style-name="P4"><text:span text:style-name="T4">4.PINTURA - contraste, tom forte</text:span></text:p>
          <text:p text:style-name="P4"><text:span text:style-name="T4">5. figurado - pessoa ou coisa que dá realce a outra por contraste</text:span></text:p>
          <text:p text:style-name="P4"><text:span text:style-name="T4">6. figurado - pessoa fe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1">
        <office:forms form:automatic-focus="false" form:apply-design-mode="false"/>
        <draw:custom-shape draw:name="TextShape 1" draw:style-name="gr17" draw:text-style-name="P5" draw:layer="layout" svg:width="24.105cm" svg:height="12.37cm" svg:x="1.945cm" svg:y="5.014cm">
          <text:p text:style-name="P4"><text:span text:style-name="T4">Em contexto, ele usa de forma de contraste social no sentido contrário de parvenu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1">
        <office:forms form:automatic-focus="false" form:apply-design-mode="false"/>
        <draw:custom-shape draw:name="TextShape 1" draw:style-name="gr18" draw:text-style-name="P2" draw:layer="layout" svg:width="24.105cm" svg:height="3.332cm" svg:x="1.945cm" svg:y="3.467cm">
          <text:p text:style-name="P1"><text:span text:style-name="T3">Roc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5" draw:layer="layout" svg:width="24.105cm" svg:height="12.37cm" svg:x="1.945cm" svg:y="5.014cm">
          <text:p text:style-name="P4"><text:span text:style-name="T4">adjetivo</text:span></text:p>
          <text:p text:style-name="P4"><text:span text:style-name="T4">1. que penetra nas roças e as devasta (diz-se de animal).</text:span></text:p>
          <text:p text:style-name="P4"><text:span text:style-name="T4">2. adjetivo substantivo masculino – que ou aquele que mora na roça ou que possui hábitos comuns a essa região; interiorano, caipira, matuto.</text:span></text:p>
          <text:p text:style-name="P4"><text:span text:style-name="T4">3. substantivo masculino - indivíduo que roça.</text:span></text:p>
          <text:p text:style-name="P4"><text:span text:style-name="T4">4. substantivo masculino – aquele que planta roçados; pequeno lavrad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1">
        <office:forms form:automatic-focus="false" form:apply-design-mode="false"/>
        <draw:custom-shape draw:name="TextShape 1" draw:style-name="gr20" draw:text-style-name="P5" draw:layer="layout" svg:width="24.105cm" svg:height="12.37cm" svg:x="1.945cm" svg:y="5.014cm">
          <text:p text:style-name="P4"><text:span text:style-name="T4">No texto, dando ênfase a costumes daqueles que moram no interior, usando o termo roceiro de origem roç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1">
        <office:forms form:automatic-focus="false" form:apply-design-mode="false"/>
        <draw:custom-shape draw:name="TextShape 1" draw:style-name="gr21" draw:text-style-name="P2" draw:layer="layout" svg:width="24.105cm" svg:height="3.332cm" svg:x="1.945cm" svg:y="3.467cm">
          <text:p text:style-name="P1"><text:span text:style-name="T3">Acudiu - (acudi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5" draw:layer="layout" svg:width="24.105cm" svg:height="12.37cm" svg:x="1.945cm" svg:y="5.014cm">
          <text:p text:style-name="P4"><text:span text:style-name="T4">verbo</text:span></text:p>
          <text:p text:style-name="P4"><text:span text:style-name="T4">1. pôr-se à disposição de ou estar disposto a auxiliar.</text:span></text:p>
          <text:p text:style-name="P4"><text:span text:style-name="T4">2. servir a ou favorecer (alguém em dificuldade); auxiliar, socorrer.</text:span></text:p>
          <text:p text:style-name="P4"><text:span text:style-name="T4">3. ir ou vir, quando chamado; atender (pedido, ordem etc.); comparecer.</text:span></text:p>
          <text:p text:style-name="P4"><text:span text:style-name="T4"><text:s text:c="4"/></text:span><text:span text:style-name="T4">"a. à convocação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1">
        <office:forms form:automatic-focus="false" form:apply-design-mode="false"/>
        <draw:custom-shape draw:name="TextShape 1" draw:style-name="gr23" draw:text-style-name="P5" draw:layer="layout" svg:width="24.105cm" svg:height="12.37cm" svg:x="1.945cm" svg:y="5.014cm">
          <text:p text:style-name="P4"><text:span text:style-name="T4">Em contexto, significa ajudar, auxiliar a linha de pensamento que o autor teve naquele momento em questã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1">
        <office:forms form:automatic-focus="false" form:apply-design-mode="false"/>
        <draw:custom-shape draw:name="TextShape 1" draw:style-name="gr24" draw:text-style-name="P2" draw:layer="layout" svg:width="24.105cm" svg:height="3.332cm" svg:x="1.945cm" svg:y="6.667cm">
          <text:p text:style-name="P1"><text:span text:style-name="T3">5 mil co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5" draw:layer="layout" svg:width="24.105cm" svg:height="12.37cm" svg:x="1.945cm" svg:y="5.014cm">
          <text:p text:style-name="P6"><text:span text:style-name="T4">Faz referência a moeda da épo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1">
        <office:forms form:automatic-focus="false" form:apply-design-mode="false"/>
        <draw:custom-shape draw:name="TextShape 1" draw:style-name="gr26" draw:text-style-name="P2" draw:layer="layout" svg:width="24.105cm" svg:height="3.332cm" svg:x="1.945cm" svg:y="5.492cm">
          <text:p text:style-name="P1"><text:span text:style-name="T3">“</text:span><text:span text:style-name="T3">...pensando cá com meus botões..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5" draw:layer="layout" svg:width="24.105cm" svg:height="12.37cm" svg:x="1.945cm" svg:y="5.014cm">
          <text:p text:style-name="P6"><text:span text:style-name="T4">Fazer um reflexão acerca de um tema de maneira solitári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1">
        <office:forms form:automatic-focus="false" form:apply-design-mode="false"/>
        <draw:custom-shape draw:name="TextShape 1" draw:style-name="gr28" draw:text-style-name="P2" draw:layer="layout" svg:width="24.105cm" svg:height="3.332cm" svg:x="1.945cm" svg:y="1.467cm">
          <text:p text:style-name="P1"><text:span text:style-name="T3">Fas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5" draw:layer="layout" svg:width="24.105cm" svg:height="12.37cm" svg:x="1.945cm" svg:y="5.014cm">
          <text:p text:style-name="P4"><text:span text:style-name="T4">adjetivo</text:span></text:p>
          <text:p text:style-name="P4"><text:span text:style-name="T4">1. entre os romanos, dizia-se dos dias em que se podiam exercer certas jurisdições.</text:span></text:p>
          <text:p text:style-name="P4"><text:span text:style-name="T4">2. que é próspero, feliz.</text:span></text:p>
          <text:p text:style-name="P4"><text:span text:style-name="T4">3. registros públicos de acontecimentos ou obras notáveis;</text:span></text:p>
          <text:p text:style-name="P4"><text:span text:style-name="T4">4. entre os antigos romanos, calendário que, criado pelos pontífices, continha a relação dos dias fastos e dos dias nefastos.</text:span></text:p>
          <text:p text:style-name="P4"><text:span text:style-name="T4">5.entre os antigos romanos, listas anuais que indicavam os nomes dos cônsules e seus principais atos.</text:span></text:p>
          <text:p text:style-name="P4"><text:span text:style-name="T4"/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1">
        <office:forms form:automatic-focus="false" form:apply-design-mode="false"/>
        <draw:custom-shape draw:name="TextShape 1" draw:style-name="gr30" draw:text-style-name="P5" draw:layer="layout" svg:width="24.105cm" svg:height="12.37cm" svg:x="1.945cm" svg:y="5.014cm">
          <text:p text:style-name="P4"><text:span text:style-name="T4">No império romano era usada para designar os livros que marcavam tais datas, geralmente com festas públicas. Com o passar do tempo, a palavra continuou a ser usada não mais significando os livros, mas sim os eventos importantes anuai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3" svg:font-family="'DejaVu Sans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5T20:49:33.214165242</meta:creation-date>
    <meta:editing-duration>PT15M5S</meta:editing-duration>
    <meta:editing-cycles>4</meta:editing-cycles>
    <meta:generator>LibreOffice/6.0.7.3$Linux_X86_64 LibreOffice_project/00m0$Build-3</meta:generator>
    <dc:title>Focus</dc:title>
    <dc:date>2019-03-15T21:04:54.371267817</dc:date>
    <meta:document-statistic meta:object-count="125"/>
  </office:meta>
</office:document-meta>
</file>